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l enfoque que propones es claro y coherente con el desarrollo progresivo del capítulo. Para estructurar esta sección <text:span text:style-name="Emphasis">“Límites del ADN como memoria de solo lectura”</text:span>, propongo dividirla en <text:span text:style-name="Strong_20_Emphasis">cuatro subpartes</text:span>, siguiendo un razonamiento lógico que ayude al lector a identificar el problema de forma natural:</text:p>
      <text:p text:style-name="Horizontal_20_Line"/>
      <text:h text:style-name="Heading_20_3" text:outline-level="3"><text:span text:style-name="Strong_20_Emphasis">2. Límites del ADN como memoria de solo lectura</text:span></text:h>
      <text:h text:style-name="Heading_20_4" text:outline-level="4"><text:span text:style-name="Strong_20_Emphasis">2.1. La necesidad de cambiar el estado</text:span></text:h>
      <text:list xml:id="list1107145810" text:style-name="L1">
        <text:list-item>
          <text:p text:style-name="P1">Explicamos que cualquier proceso de cálculo (como la resolución de un problema) implica <text:span text:style-name="Strong_20_Emphasis">transiciones de estado</text:span>.</text:p>
        </text:list-item>
        <text:list-item>
          <text:p text:style-name="P1">Para avanzar, es necesario <text:span text:style-name="Strong_20_Emphasis">modificar la información</text:span> con cada paso, almacenando el nuevo estado del sistema.</text:p>
        </text:list-item>
      </text:list>
      <text:p text:style-name="Quotations">Ejemplo ilustrativo: una computadora resuelve un problema modificando los valores en su memoria RAM a medida que avanza.</text:p>
      <text:p text:style-name="Horizontal_20_Line"/>
      <text:h text:style-name="Heading_20_4" text:outline-level="4"><text:span text:style-name="Strong_20_Emphasis">2.2. El ADN: memoria inalterable</text:span></text:h>
      <text:list xml:id="list2019370830" text:style-name="L2">
        <text:list-item>
          <text:p text:style-name="P2">Se describe que en los seres vivos, la información base está contenida en el ADN.</text:p>
        </text:list-item>
        <text:list-item>
          <text:p text:style-name="P2">Esta información <text:span text:style-name="Strong_20_Emphasis">no se modifica durante la vida del individuo</text:span>.</text:p>
        </text:list-item>
        <text:list-item>
          <text:p text:style-name="P2">El ADN es equivalente a una <text:span text:style-name="Strong_20_Emphasis">memoria de solo lectura</text:span>: define quiénes somos, pero <text:span text:style-name="Strong_20_Emphasis">no cambia con nuestras acciones</text:span>.</text:p>
        </text:list-item>
      </text:list>
      <text:p text:style-name="Quotations">Ejemplo: Mi color de ojos, altura o estructura cerebral están definidos desde el nacimiento y no pueden reescribirse.</text:p>
      <text:p text:style-name="Horizontal_20_Line"/>
      <text:h text:style-name="Heading_20_4" text:outline-level="4"><text:span text:style-name="Strong_20_Emphasis">2.3. El problema funcional</text:span></text:h>
      <text:list xml:id="list4135748362" text:style-name="L3">
        <text:list-item>
          <text:p text:style-name="P3">Esta característica plantea una <text:span text:style-name="Strong_20_Emphasis">limitación crucial</text:span> para un sistema de cálculo:<text:line-break/>Si el sistema no puede modificar sus datos, <text:span text:style-name="Strong_20_Emphasis">¿cómo puede avanzar?</text:span></text:p>
        </text:list-item>
        <text:list-item>
          <text:p text:style-name="P3">No existe en el ADN un mecanismo para registrar el progreso de un cálculo o para actualizar el “estado actual” del sistema.</text:p>
        </text:list-item>
      </text:list>
      <text:p text:style-name="Quotations">Analogía: es como tratar de resolver un laberinto sin poder anotar por dónde hemos pasado.</text:p>
      <text:p text:style-name="Horizontal_20_Line"/>
      <text:h text:style-name="Heading_20_4" text:outline-level="4"><text:span text:style-name="Strong_20_Emphasis">2.4. Un sistema que avanza sin reescribir</text:span></text:h>
      <text:list xml:id="list180348758" text:style-name="L4">
        <text:list-item>
          <text:p text:style-name="P4">Se deja claro que la vida <text:span text:style-name="Strong_20_Emphasis">sí logra avanzar</text:span>, pero sin romper la inmutabilidad del ADN.</text:p>
        </text:list-item>
        <text:list-item>
          <text:p text:style-name="P4"><text:soft-page-break/>Cerramos esta sección destacando que el sistema biológico <text:span text:style-name="Strong_20_Emphasis">resuelve esta aparente contradicción</text:span> de un modo ingenioso, que será explicado a continuación.</text:p>
        </text:list-item>
      </text:list>
      <text:p text:style-name="Horizontal_20_Line"/>
      <text:p text:style-name="Text_20_body">¿Te gustaría que desarrolle el texto completo de esta sección con este esquem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0T18:24:35.052000000</meta:creation-date>
    <dc:date>2025-07-20T18:27:51.486000000</dc:date>
    <meta:editing-duration>PT3M16S</meta:editing-duration>
    <meta:editing-cycles>1</meta:editing-cycles>
    <meta:document-statistic meta:table-count="0" meta:image-count="0" meta:object-count="0" meta:page-count="2" meta:paragraph-count="19" meta:word-count="309" meta:character-count="1886" meta:non-whitespace-character-count="1605"/>
    <meta:generator>LibreOffice/7.3.5.2$Windows_X86_64 LibreOffice_project/184fe81b8c8c30d8b5082578aee2fed2ea847c01</meta:generator>
  </office:meta>
</office:document-meta>
</file>